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</office:automatic-styles>
  <office:body>
    <office:spreadsheet>
      <table:table table:name="8月2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591.784939069">
            <text:p>￥98,59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0464">
            <text:p>20,4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0464">
            <text:p>￥20,4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0464">
            <text:p>20464</text:p>
          </table:table-cell>
          <table:table-cell table:style-name="ce28"/>
          <table:table-cell table:style-name="ce34" table:formula="of:=SUM([.I3:.I6])" office:value-type="currency" office:currency="JPY" office:value="4929.3789849">
            <text:p>￥4,92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92811633">
            <text:p>1.92811633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0600">
            <text:p>￥30,600</text:p>
          </table:table-cell>
          <table:table-cell table:style-name="ce19" table:formula="of:=[.D6]*[.G6]" office:value-type="currency" office:currency="JPY" office:value="98587.579698">
            <text:p>￥98,5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22181633">
            <text:p>3.22181633</text:p>
          </table:table-cell>
          <table:table-cell table:style-name="ce32" table:formula="of:=[.G6]*[.H$7]" office:value-type="float" office:value="0.1610908165">
            <text:p>0.1611</text:p>
          </table:table-cell>
          <table:table-cell table:style-name="ce35" table:formula="of:=[.H6]*[.D6]" office:value-type="currency" office:currency="JPY" office:value="4929.3789849">
            <text:p>￥4,92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647.9462347672">
            <text:p>￥24,64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908.512265869">
            <text:p>￥97,90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147">
            <text:p>10,14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147">
            <text:p>￥10,14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147">
            <text:p>10147</text:p>
          </table:table-cell>
          <table:table-cell table:style-name="ce28"/>
          <table:table-cell table:style-name="ce34" table:formula="of:=SUM([.I3:.I6])" office:value-type="currency" office:currency="JPY" office:value="4895.21535124">
            <text:p>￥4,89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5232529">
            <text:p>1.85232529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1120">
            <text:p>￥31,120</text:p>
          </table:table-cell>
          <table:table-cell table:style-name="ce19" table:formula="of:=[.D6]*[.G6]" office:value-type="currency" office:currency="JPY" office:value="97904.3070248">
            <text:p>￥97,9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14602529">
            <text:p>3.14602529</text:p>
          </table:table-cell>
          <table:table-cell table:style-name="ce32" table:formula="of:=[.G6]*[.H$7]" office:value-type="float" office:value="0.1573012645">
            <text:p>0.1573</text:p>
          </table:table-cell>
          <table:table-cell table:style-name="ce35" table:formula="of:=[.H6]*[.D6]" office:value-type="currency" office:currency="JPY" office:value="4895.21535124">
            <text:p>￥4,89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477.1280664672">
            <text:p>￥24,4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42.484765069">
            <text:p>￥9,54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033">
            <text:p>5,03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033">
            <text:p>￥5,03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033">
            <text:p>5033</text:p>
          </table:table-cell>
          <table:table-cell table:style-name="ce28"/>
          <table:table-cell table:style-name="ce34" table:formula="of:=SUM([.I3:.I6])" office:value-type="currency" office:currency="JPY" office:value="476.9139762">
            <text:p>￥47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0817952">
            <text:p>1.80817952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075">
            <text:p>￥3,075</text:p>
          </table:table-cell>
          <table:table-cell table:style-name="ce19" table:formula="of:=[.D6]*[.G6]" office:value-type="currency" office:currency="JPY" office:value="9538.279524">
            <text:p>￥9,53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10187952">
            <text:p>3.10187952</text:p>
          </table:table-cell>
          <table:table-cell table:style-name="ce32" table:formula="of:=[.G6]*[.H$7]" office:value-type="float" office:value="0.155093976">
            <text:p>0.1551</text:p>
          </table:table-cell>
          <table:table-cell table:style-name="ce35" table:formula="of:=[.H6]*[.D6]" office:value-type="currency" office:currency="JPY" office:value="476.9139762">
            <text:p>￥476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85.62119126725">
            <text:p>￥2,38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4454.701914569">
            <text:p>￥94,45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2502">
            <text:p>152,50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2502">
            <text:p>￥152,5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2502">
            <text:p>152502</text:p>
          </table:table-cell>
          <table:table-cell table:style-name="ce28"/>
          <table:table-cell table:style-name="ce34" table:formula="of:=SUM([.I3:.I6])" office:value-type="currency" office:currency="JPY" office:value="4722.524833675">
            <text:p>￥4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8056987" office:value-type="float" office:value="1.8056987">
            <text:p>1.805698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405">
            <text:p>￥31,405</text:p>
          </table:table-cell>
          <table:table-cell table:style-name="ce19" table:formula="of:=[.D6]*[.G6]" office:value-type="currency" office:currency="JPY" office:value="94450.4966735">
            <text:p>￥94,4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0074987">
            <text:p>3.0074987</text:p>
          </table:table-cell>
          <table:table-cell table:style-name="ce32" table:formula="of:=[.G6]*[.H$7]" office:value-type="float" office:value="0.150374935">
            <text:p>0.1504</text:p>
          </table:table-cell>
          <table:table-cell table:style-name="ce35" table:formula="of:=[.H6]*[.D6]" office:value-type="currency" office:currency="JPY" office:value="4722.524833675">
            <text:p>￥4,72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613.6754786422">
            <text:p>￥23,6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2062.562402069">
            <text:p>￥92,0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7535">
            <text:p>147,53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7535">
            <text:p>￥147,53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7535">
            <text:p>147535</text:p>
          </table:table-cell>
          <table:table-cell table:style-name="ce28"/>
          <table:table-cell table:style-name="ce34" table:formula="of:=SUM([.I3:.I6])" office:value-type="currency" office:currency="JPY" office:value="4602.91785805">
            <text:p>￥4,60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75115452" office:value-type="float" office:value="1.75115452">
            <text:p>1.75115452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175">
            <text:p>￥31,175</text:p>
          </table:table-cell>
          <table:table-cell table:style-name="ce19" table:formula="of:=[.D6]*[.G6]" office:value-type="currency" office:currency="JPY" office:value="92058.357161">
            <text:p>￥92,0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95295452">
            <text:p>2.95295452</text:p>
          </table:table-cell>
          <table:table-cell table:style-name="ce32" table:formula="of:=[.G6]*[.H$7]" office:value-type="float" office:value="0.147647726">
            <text:p>0.1476</text:p>
          </table:table-cell>
          <table:table-cell table:style-name="ce35" table:formula="of:=[.H6]*[.D6]" office:value-type="currency" office:currency="JPY" office:value="4602.91785805">
            <text:p>￥4,60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015.6406005172">
            <text:p>￥23,0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25.707439619">
            <text:p>￥93,32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2699">
            <text:p>142,69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2699">
            <text:p>￥142,69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2699">
            <text:p>142699</text:p>
          </table:table-cell>
          <table:table-cell table:style-name="ce28"/>
          <table:table-cell table:style-name="ce34" table:formula="of:=SUM([.I3:.I6])" office:value-type="currency" office:currency="JPY" office:value="4666.0751099275">
            <text:p>￥4,6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71313057" office:value-type="float" office:value="1.71313057">
            <text:p>1.7131305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015">
            <text:p>￥32,015</text:p>
          </table:table-cell>
          <table:table-cell table:style-name="ce19" table:formula="of:=[.D6]*[.G6]" office:value-type="currency" office:currency="JPY" office:value="93321.50219855">
            <text:p>￥93,32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91493057">
            <text:p>2.91493057</text:p>
          </table:table-cell>
          <table:table-cell table:style-name="ce32" table:formula="of:=[.G6]*[.H$7]" office:value-type="float" office:value="0.1457465285">
            <text:p>0.1457</text:p>
          </table:table-cell>
          <table:table-cell table:style-name="ce35" table:formula="of:=[.H6]*[.D6]" office:value-type="currency" office:currency="JPY" office:value="4666.0751099275">
            <text:p>￥4,666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31.4268599048">
            <text:p>￥23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616.443961069">
            <text:p>￥95,61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789">
            <text:p>137,7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789">
            <text:p>￥137,7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789">
            <text:p>137789</text:p>
          </table:table-cell>
          <table:table-cell table:style-name="ce28"/>
          <table:table-cell table:style-name="ce34" table:formula="of:=SUM([.I3:.I6])" office:value-type="currency" office:currency="JPY" office:value="4780.611936">
            <text:p>￥4,78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6694384" office:value-type="float" office:value="1.6694384">
            <text:p>1.6694384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3300">
            <text:p>￥33,300</text:p>
          </table:table-cell>
          <table:table-cell table:style-name="ce19" table:formula="of:=[.D6]*[.G6]" office:value-type="currency" office:currency="JPY" office:value="95612.23872">
            <text:p>￥95,61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8712384">
            <text:p>2.8712384</text:p>
          </table:table-cell>
          <table:table-cell table:style-name="ce32" table:formula="of:=[.G6]*[.H$7]" office:value-type="float" office:value="0.14356192">
            <text:p>0.1436</text:p>
          </table:table-cell>
          <table:table-cell table:style-name="ce35" table:formula="of:=[.H6]*[.D6]" office:value-type="currency" office:currency="JPY" office:value="4780.611936">
            <text:p>￥4,780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04.1109902672">
            <text:p>￥23,90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087.852287069">
            <text:p>￥97,08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2788">
            <text:p>132,7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2788">
            <text:p>￥132,7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2788">
            <text:p>132788</text:p>
          </table:table-cell>
          <table:table-cell table:style-name="ce28"/>
          <table:table-cell table:style-name="ce34" table:formula="of:=SUM([.I3:.I6])" office:value-type="currency" office:currency="JPY" office:value="4854.1823523">
            <text:p>￥4,85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63690313" office:value-type="float" office:value="1.63690313">
            <text:p>1.63690313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4200">
            <text:p>￥34,200</text:p>
          </table:table-cell>
          <table:table-cell table:style-name="ce19" table:formula="of:=[.D6]*[.G6]" office:value-type="currency" office:currency="JPY" office:value="97083.647046">
            <text:p>￥97,08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83870313">
            <text:p>2.83870313</text:p>
          </table:table-cell>
          <table:table-cell table:style-name="ce32" table:formula="of:=[.G6]*[.H$7]" office:value-type="float" office:value="0.1419351565">
            <text:p>0.1419</text:p>
          </table:table-cell>
          <table:table-cell table:style-name="ce35" table:formula="of:=[.H6]*[.D6]" office:value-type="currency" office:currency="JPY" office:value="4854.1823523">
            <text:p>￥4,85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271.9630717672">
            <text:p>￥24,27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1554.687497169">
            <text:p>￥91,55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7698">
            <text:p>127,69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7698">
            <text:p>￥127,69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7698">
            <text:p>127698</text:p>
          </table:table-cell>
          <table:table-cell table:style-name="ce28"/>
          <table:table-cell table:style-name="ce34" table:formula="of:=SUM([.I3:.I6])" office:value-type="currency" office:currency="JPY" office:value="4577.524112805">
            <text:p>￥4,57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58682267" office:value-type="float" office:value="1.58682267">
            <text:p>1.5868226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830">
            <text:p>￥32,830</text:p>
          </table:table-cell>
          <table:table-cell table:style-name="ce19" table:formula="of:=[.D6]*[.G6]" office:value-type="currency" office:currency="JPY" office:value="91550.4822561">
            <text:p>￥91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78862267">
            <text:p>2.78862267</text:p>
          </table:table-cell>
          <table:table-cell table:style-name="ce32" table:formula="of:=[.G6]*[.H$7]" office:value-type="float" office:value="0.1394311335">
            <text:p>0.1394</text:p>
          </table:table-cell>
          <table:table-cell table:style-name="ce35" table:formula="of:=[.H6]*[.D6]" office:value-type="currency" office:currency="JPY" office:value="4577.524112805">
            <text:p>￥4,57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2888.6718742922">
            <text:p>￥22,8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603.807759069">
            <text:p>￥87,60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2882">
            <text:p>122,8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2882">
            <text:p>￥122,8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2882">
            <text:p>122882</text:p>
          </table:table-cell>
          <table:table-cell table:style-name="ce28"/>
          <table:table-cell table:style-name="ce34" table:formula="of:=SUM([.I3:.I6])" office:value-type="currency" office:currency="JPY" office:value="4379.9801259">
            <text:p>￥4,38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52715958" office:value-type="float" office:value="1.52715958">
            <text:p>1.52715958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100">
            <text:p>￥32,100</text:p>
          </table:table-cell>
          <table:table-cell table:style-name="ce19" table:formula="of:=[.D6]*[.G6]" office:value-type="currency" office:currency="JPY" office:value="87599.602518">
            <text:p>￥87,60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72895958">
            <text:p>2.72895958</text:p>
          </table:table-cell>
          <table:table-cell table:style-name="ce32" table:formula="of:=[.G6]*[.H$7]" office:value-type="float" office:value="0.136447979">
            <text:p>0.1364</text:p>
          </table:table-cell>
          <table:table-cell table:style-name="ce35" table:formula="of:=[.H6]*[.D6]" office:value-type="currency" office:currency="JPY" office:value="4379.9801259">
            <text:p>￥4,380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00.9519397672">
            <text:p>￥21,90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3710.174835069">
            <text:p>￥83,71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8304">
            <text:p>118,30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8304">
            <text:p>￥118,3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8304">
            <text:p>118304</text:p>
          </table:table-cell>
          <table:table-cell table:style-name="ce28"/>
          <table:table-cell table:style-name="ce34" table:formula="of:=SUM([.I3:.I6])" office:value-type="currency" office:currency="JPY" office:value="4185.2984797">
            <text:p>￥4,1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46399521" office:value-type="float" office:value="1.46399521">
            <text:p>1.46399521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400">
            <text:p>￥31,400</text:p>
          </table:table-cell>
          <table:table-cell table:style-name="ce19" table:formula="of:=[.D6]*[.G6]" office:value-type="currency" office:currency="JPY" office:value="83705.969594">
            <text:p>￥83,70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66579521">
            <text:p>2.66579521</text:p>
          </table:table-cell>
          <table:table-cell table:style-name="ce32" table:formula="of:=[.G6]*[.H$7]" office:value-type="float" office:value="0.1332897605">
            <text:p>0.1333</text:p>
          </table:table-cell>
          <table:table-cell table:style-name="ce35" table:formula="of:=[.H6]*[.D6]" office:value-type="currency" office:currency="JPY" office:value="4185.2984797">
            <text:p>￥4,185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927.5437087672">
            <text:p>￥20,92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1651.897418669">
            <text:p>￥81,6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3903">
            <text:p>113,9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3903">
            <text:p>￥113,9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3903">
            <text:p>113903</text:p>
          </table:table-cell>
          <table:table-cell table:style-name="ce28"/>
          <table:table-cell table:style-name="ce34" table:formula="of:=SUM([.I3:.I6])" office:value-type="currency" office:currency="JPY" office:value="4082.38460888">
            <text:p>￥4,08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681585">
            <text:p>1.55681585</text:p>
          </table:table-cell>
          <table:table-cell table:style-name="ce11" office:value-type="float" office:value="1.0388">
            <text:p>1.0388</text:p>
          </table:table-cell>
          <table:table-cell table:style-name="ce16" office:value-type="currency" office:currency="JPY" office:value="31456">
            <text:p>￥31,456</text:p>
          </table:table-cell>
          <table:table-cell table:style-name="ce19" table:formula="of:=[.D6]*[.G6]" office:value-type="currency" office:currency="JPY" office:value="81647.6921776">
            <text:p>￥81,6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9561585">
            <text:p>2.59561585</text:p>
          </table:table-cell>
          <table:table-cell table:style-name="ce32" table:formula="of:=[.G6]*[.H$7]" office:value-type="float" office:value="0.1297807925">
            <text:p>0.1298</text:p>
          </table:table-cell>
          <table:table-cell table:style-name="ce35" table:formula="of:=[.H6]*[.D6]" office:value-type="currency" office:currency="JPY" office:value="4082.38460888">
            <text:p>￥4,08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412.9743546672">
            <text:p>￥20,41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235.310234869">
            <text:p>￥89,23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9603">
            <text:p>109,6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9603">
            <text:p>￥109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9603">
            <text:p>109603</text:p>
          </table:table-cell>
          <table:table-cell table:style-name="ce28"/>
          <table:table-cell table:style-name="ce34" table:formula="of:=SUM([.I3:.I6])" office:value-type="currency" office:currency="JPY" office:value="4461.55524969">
            <text:p>￥4,46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3961781">
            <text:p>1.63961781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4980">
            <text:p>￥34,980</text:p>
          </table:table-cell>
          <table:table-cell table:style-name="ce19" table:formula="of:=[.D6]*[.G6]" office:value-type="currency" office:currency="JPY" office:value="89231.1049938">
            <text:p>￥89,23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5091781">
            <text:p>2.55091781</text:p>
          </table:table-cell>
          <table:table-cell table:style-name="ce32" table:formula="of:=[.G6]*[.H$7]" office:value-type="float" office:value="0.1275458905">
            <text:p>0.1275</text:p>
          </table:table-cell>
          <table:table-cell table:style-name="ce35" table:formula="of:=[.H6]*[.D6]" office:value-type="currency" office:currency="JPY" office:value="4461.55524969">
            <text:p>￥4,461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2308.8275587172">
            <text:p>￥22,30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703.663196869">
            <text:p>￥89,70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4961">
            <text:p>104,9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4961">
            <text:p>￥104,9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4961">
            <text:p>104961</text:p>
          </table:table-cell>
          <table:table-cell table:style-name="ce28"/>
          <table:table-cell table:style-name="ce34" table:formula="of:=SUM([.I3:.I6])" office:value-type="currency" office:currency="JPY" office:value="4484.97289779">
            <text:p>￥4,4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9392156">
            <text:p>1.59392156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805">
            <text:p>￥35,805</text:p>
          </table:table-cell>
          <table:table-cell table:style-name="ce19" table:formula="of:=[.D6]*[.G6]" office:value-type="currency" office:currency="JPY" office:value="89699.4579558">
            <text:p>￥89,69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0522156">
            <text:p>2.50522156</text:p>
          </table:table-cell>
          <table:table-cell table:style-name="ce32" table:formula="of:=[.G6]*[.H$7]" office:value-type="float" office:value="0.125261078">
            <text:p>0.1253</text:p>
          </table:table-cell>
          <table:table-cell table:style-name="ce35" table:formula="of:=[.H6]*[.D6]" office:value-type="currency" office:currency="JPY" office:value="4484.97289779">
            <text:p>￥4,485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2425.9157992172">
            <text:p>￥22,42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6173.998391069">
            <text:p>￥86,17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0243">
            <text:p>100,24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0243">
            <text:p>￥100,24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243">
            <text:p>100243</text:p>
          </table:table-cell>
          <table:table-cell table:style-name="ce28"/>
          <table:table-cell table:style-name="ce34" table:formula="of:=SUM([.I3:.I6])" office:value-type="currency" office:currency="JPY" office:value="4308.4896575">
            <text:p>￥4,3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5069409">
            <text:p>1.55069409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000">
            <text:p>￥35,000</text:p>
          </table:table-cell>
          <table:table-cell table:style-name="ce19" table:formula="of:=[.D6]*[.G6]" office:value-type="currency" office:currency="JPY" office:value="86169.79315">
            <text:p>￥86,17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6199409">
            <text:p>2.46199409</text:p>
          </table:table-cell>
          <table:table-cell table:style-name="ce32" table:formula="of:=[.G6]*[.H$7]" office:value-type="float" office:value="0.1230997045">
            <text:p>0.1231</text:p>
          </table:table-cell>
          <table:table-cell table:style-name="ce35" table:formula="of:=[.H6]*[.D6]" office:value-type="currency" office:currency="JPY" office:value="4308.4896575">
            <text:p>￥4,30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1543.4995977672">
            <text:p>￥21,5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192.443881069">
            <text:p>￥97,19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5724">
            <text:p>95,72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5724">
            <text:p>￥95,72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5724">
            <text:p>95724</text:p>
          </table:table-cell>
          <table:table-cell table:style-name="ce28"/>
          <table:table-cell table:style-name="ce34" table:formula="of:=SUM([.I3:.I6])" office:value-type="currency" office:currency="JPY" office:value="4859.411932">
            <text:p>￥4,85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45156">
            <text:p>1.64515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940">
            <text:p>￥39,940</text:p>
          </table:table-cell>
          <table:table-cell table:style-name="ce19" table:formula="of:=[.D6]*[.G6]" office:value-type="currency" office:currency="JPY" office:value="97188.23864">
            <text:p>￥97,1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33356">
            <text:p>2.433356</text:p>
          </table:table-cell>
          <table:table-cell table:style-name="ce32" table:formula="of:=[.G6]*[.H$7]" office:value-type="float" office:value="0.1216678">
            <text:p>0.1217</text:p>
          </table:table-cell>
          <table:table-cell table:style-name="ce35" table:formula="of:=[.H6]*[.D6]" office:value-type="currency" office:currency="JPY" office:value="4859.411932">
            <text:p>￥4,85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298.1109702672">
            <text:p>￥24,29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4496.537487069">
            <text:p>￥94,49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0656">
            <text:p>90,65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0656">
            <text:p>￥90,65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656">
            <text:p>90656</text:p>
          </table:table-cell>
          <table:table-cell table:style-name="ce28"/>
          <table:table-cell table:style-name="ce34" table:formula="of:=SUM([.I3:.I6])" office:value-type="currency" office:currency="JPY" office:value="4724.6166123">
            <text:p>￥4,72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106914">
            <text:p>1.6106914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390">
            <text:p>￥39,390</text:p>
          </table:table-cell>
          <table:table-cell table:style-name="ce19" table:formula="of:=[.D6]*[.G6]" office:value-type="currency" office:currency="JPY" office:value="94492.332246">
            <text:p>￥94,49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988914">
            <text:p>2.3988914</text:p>
          </table:table-cell>
          <table:table-cell table:style-name="ce32" table:formula="of:=[.G6]*[.H$7]" office:value-type="float" office:value="0.11994457">
            <text:p>0.1199</text:p>
          </table:table-cell>
          <table:table-cell table:style-name="ce35" table:formula="of:=[.H6]*[.D6]" office:value-type="currency" office:currency="JPY" office:value="4724.6166123">
            <text:p>￥4,724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3624.1343717673">
            <text:p>￥23,62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6570.537653069">
            <text:p>￥96,57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697">
            <text:p>85,6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5697">
            <text:p>￥85,6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697">
            <text:p>85697</text:p>
          </table:table-cell>
          <table:table-cell table:style-name="ce28"/>
          <table:table-cell table:style-name="ce34" table:formula="of:=SUM([.I3:.I6])" office:value-type="currency" office:currency="JPY" office:value="4828.3166206">
            <text:p>￥4,82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8443716">
            <text:p>1.5844371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0700">
            <text:p>￥40,700</text:p>
          </table:table-cell>
          <table:table-cell table:style-name="ce19" table:formula="of:=[.D6]*[.G6]" office:value-type="currency" office:currency="JPY" office:value="96566.332412">
            <text:p>￥96,56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7263716">
            <text:p>2.37263716</text:p>
          </table:table-cell>
          <table:table-cell table:style-name="ce32" table:formula="of:=[.G6]*[.H$7]" office:value-type="float" office:value="0.118631858">
            <text:p>0.1186</text:p>
          </table:table-cell>
          <table:table-cell table:style-name="ce35" table:formula="of:=[.H6]*[.D6]" office:value-type="currency" office:currency="JPY" office:value="4828.3166206">
            <text:p>￥4,828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142.6344132672">
            <text:p>￥24,1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7211.309213069">
            <text:p>￥107,21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0616">
            <text:p>80,61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0616">
            <text:p>￥80,61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0616">
            <text:p>80616</text:p>
          </table:table-cell>
          <table:table-cell table:style-name="ce28"/>
          <table:table-cell table:style-name="ce34" table:formula="of:=SUM([.I3:.I6])" office:value-type="currency" office:currency="JPY" office:value="5360.3551986">
            <text:p>￥5,3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696485">
            <text:p>1.56696485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520">
            <text:p>￥45,520</text:p>
          </table:table-cell>
          <table:table-cell table:style-name="ce19" table:formula="of:=[.D6]*[.G6]" office:value-type="currency" office:currency="JPY" office:value="107207.103972">
            <text:p>￥107,20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5516485">
            <text:p>2.35516485</text:p>
          </table:table-cell>
          <table:table-cell table:style-name="ce32" table:formula="of:=[.G6]*[.H$7]" office:value-type="float" office:value="0.1177582425">
            <text:p>0.1178</text:p>
          </table:table-cell>
          <table:table-cell table:style-name="ce35" table:formula="of:=[.H6]*[.D6]" office:value-type="currency" office:currency="JPY" office:value="5360.3551986">
            <text:p>￥5,36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802.8273032672">
            <text:p>￥26,80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5324.464935869">
            <text:p>￥105,32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88">
            <text:p>74,9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4988">
            <text:p>￥74,9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88">
            <text:p>74988</text:p>
          </table:table-cell>
          <table:table-cell table:style-name="ce28"/>
          <table:table-cell table:style-name="ce34" table:formula="of:=SUM([.I3:.I6])" office:value-type="currency" office:currency="JPY" office:value="5266.01298474">
            <text:p>￥5,2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043128">
            <text:p>1.55043128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035">
            <text:p>￥45,035</text:p>
          </table:table-cell>
          <table:table-cell table:style-name="ce19" table:formula="of:=[.D6]*[.G6]" office:value-type="currency" office:currency="JPY" office:value="105320.2596948">
            <text:p>￥105,32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863128">
            <text:p>2.33863128</text:p>
          </table:table-cell>
          <table:table-cell table:style-name="ce32" table:formula="of:=[.G6]*[.H$7]" office:value-type="float" office:value="0.116931564">
            <text:p>0.1169</text:p>
          </table:table-cell>
          <table:table-cell table:style-name="ce35" table:formula="of:=[.H6]*[.D6]" office:value-type="currency" office:currency="JPY" office:value="5266.01298474">
            <text:p>￥5,266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331.1162339672">
            <text:p>￥26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737.574250019">
            <text:p>￥104,73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9452">
            <text:p>69,45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9452">
            <text:p>￥69,4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9452">
            <text:p>69452</text:p>
          </table:table-cell>
          <table:table-cell table:style-name="ce28"/>
          <table:table-cell table:style-name="ce34" table:formula="of:=SUM([.I3:.I6])" office:value-type="currency" office:currency="JPY" office:value="5236.6684504475">
            <text:p>￥5,2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121909">
            <text:p>1.53121909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155">
            <text:p>￥45,155</text:p>
          </table:table-cell>
          <table:table-cell table:style-name="ce19" table:formula="of:=[.D6]*[.G6]" office:value-type="currency" office:currency="JPY" office:value="104733.36900895">
            <text:p>￥104,73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1941909">
            <text:p>2.31941909</text:p>
          </table:table-cell>
          <table:table-cell table:style-name="ce32" table:formula="of:=[.G6]*[.H$7]" office:value-type="float" office:value="0.1159709545">
            <text:p>0.1160</text:p>
          </table:table-cell>
          <table:table-cell table:style-name="ce35" table:formula="of:=[.H6]*[.D6]" office:value-type="currency" office:currency="JPY" office:value="5236.6684504475">
            <text:p>￥5,23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84.3935625048">
            <text:p>￥26,18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2553.774771169">
            <text:p>￥102,5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941">
            <text:p>63,94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3941">
            <text:p>￥63,9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941">
            <text:p>63941</text:p>
          </table:table-cell>
          <table:table-cell table:style-name="ce28"/>
          <table:table-cell table:style-name="ce34" table:formula="of:=SUM([.I3:.I6])" office:value-type="currency" office:currency="JPY" office:value="5127.478476505">
            <text:p>￥5,1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473217">
            <text:p>1.51473217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4530">
            <text:p>￥44,530</text:p>
          </table:table-cell>
          <table:table-cell table:style-name="ce19" table:formula="of:=[.D6]*[.G6]" office:value-type="currency" office:currency="JPY" office:value="102549.5695301">
            <text:p>￥102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0293217">
            <text:p>2.30293217</text:p>
          </table:table-cell>
          <table:table-cell table:style-name="ce32" table:formula="of:=[.G6]*[.H$7]" office:value-type="float" office:value="0.1151466085">
            <text:p>0.1151</text:p>
          </table:table-cell>
          <table:table-cell table:style-name="ce35" table:formula="of:=[.H6]*[.D6]" office:value-type="currency" office:currency="JPY" office:value="5127.478476505">
            <text:p>￥5,12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638.4436927922">
            <text:p>￥25,63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582.636153169">
            <text:p>￥104,58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548">
            <text:p>58,5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8548">
            <text:p>￥58,5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548">
            <text:p>58548</text:p>
          </table:table-cell>
          <table:table-cell table:style-name="ce28"/>
          <table:table-cell table:style-name="ce34" table:formula="of:=SUM([.I3:.I6])" office:value-type="currency" office:currency="JPY" office:value="5228.921545605">
            <text:p>￥5,22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0877341">
            <text:p>1.608773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5810">
            <text:p>￥45,810</text:p>
          </table:table-cell>
          <table:table-cell table:style-name="ce19" table:formula="of:=[.D6]*[.G6]" office:value-type="currency" office:currency="JPY" office:value="104578.4309121">
            <text:p>￥104,57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8287341">
            <text:p>2.28287341</text:p>
          </table:table-cell>
          <table:table-cell table:style-name="ce32" table:formula="of:=[.G6]*[.H$7]" office:value-type="float" office:value="0.1141436705">
            <text:p>0.1141</text:p>
          </table:table-cell>
          <table:table-cell table:style-name="ce35" table:formula="of:=[.H6]*[.D6]" office:value-type="currency" office:currency="JPY" office:value="5228.921545605">
            <text:p>￥5,228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45.6590382922">
            <text:p>￥26,14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67.724741069">
            <text:p>￥104,26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3076">
            <text:p>53,07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3076">
            <text:p>￥53,07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3076">
            <text:p>53076</text:p>
          </table:table-cell>
          <table:table-cell table:style-name="ce28"/>
          <table:table-cell table:style-name="ce34" table:formula="of:=SUM([.I3:.I6])" office:value-type="currency" office:currency="JPY" office:value="5213.175975">
            <text:p>￥5,21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9249825">
            <text:p>1.5924982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6000">
            <text:p>￥46,000</text:p>
          </table:table-cell>
          <table:table-cell table:style-name="ce19" table:formula="of:=[.D6]*[.G6]" office:value-type="currency" office:currency="JPY" office:value="104263.5195">
            <text:p>￥104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6659825">
            <text:p>2.26659825</text:p>
          </table:table-cell>
          <table:table-cell table:style-name="ce32" table:formula="of:=[.G6]*[.H$7]" office:value-type="float" office:value="0.1133299125">
            <text:p>0.1133</text:p>
          </table:table-cell>
          <table:table-cell table:style-name="ce35" table:formula="of:=[.H6]*[.D6]" office:value-type="currency" office:currency="JPY" office:value="5213.175975">
            <text:p>￥5,21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6.9311852672">
            <text:p>￥26,06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6946.991670569">
            <text:p>￥106,94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7597">
            <text:p>47,5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7597">
            <text:p>￥47,5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7597">
            <text:p>47597</text:p>
          </table:table-cell>
          <table:table-cell table:style-name="ce28"/>
          <table:table-cell table:style-name="ce34" table:formula="of:=SUM([.I3:.I6])" office:value-type="currency" office:currency="JPY" office:value="5347.139321475">
            <text:p>￥5,34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75641">
            <text:p>1.57756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7495">
            <text:p>￥47,495</text:p>
          </table:table-cell>
          <table:table-cell table:style-name="ce19" table:formula="of:=[.D6]*[.G6]" office:value-type="currency" office:currency="JPY" office:value="106942.7864295">
            <text:p>￥106,9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516641">
            <text:p>2.2516641</text:p>
          </table:table-cell>
          <table:table-cell table:style-name="ce32" table:formula="of:=[.G6]*[.H$7]" office:value-type="float" office:value="0.112583205">
            <text:p>0.1126</text:p>
          </table:table-cell>
          <table:table-cell table:style-name="ce35" table:formula="of:=[.H6]*[.D6]" office:value-type="currency" office:currency="JPY" office:value="5347.139321475">
            <text:p>￥5,347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736.7479176422">
            <text:p>￥26,73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8844.686297269">
            <text:p>￥108,84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1990">
            <text:p>41,99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1990">
            <text:p>￥41,9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1990">
            <text:p>41990</text:p>
          </table:table-cell>
          <table:table-cell table:style-name="ce28"/>
          <table:table-cell table:style-name="ce34" table:formula="of:=SUM([.I3:.I6])" office:value-type="currency" office:currency="JPY" office:value="5442.02405281">
            <text:p>￥5,44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841532">
            <text:p>1.5684153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8535">
            <text:p>￥48,535</text:p>
          </table:table-cell>
          <table:table-cell table:style-name="ce19" table:formula="of:=[.D6]*[.G6]" office:value-type="currency" office:currency="JPY" office:value="108840.4810562">
            <text:p>￥108,84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4251532">
            <text:p>2.24251532</text:p>
          </table:table-cell>
          <table:table-cell table:style-name="ce32" table:formula="of:=[.G6]*[.H$7]" office:value-type="float" office:value="0.112125766">
            <text:p>0.1121</text:p>
          </table:table-cell>
          <table:table-cell table:style-name="ce35" table:formula="of:=[.H6]*[.D6]" office:value-type="currency" office:currency="JPY" office:value="5442.02405281">
            <text:p>￥5,442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211.1715743173">
            <text:p>￥27,21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462.342180969">
            <text:p>￥114,46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293">
            <text:p>36,29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6293">
            <text:p>￥36,29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6293">
            <text:p>36293</text:p>
          </table:table-cell>
          <table:table-cell table:style-name="ce28"/>
          <table:table-cell table:style-name="ce34" table:formula="of:=SUM([.I3:.I6])" office:value-type="currency" office:currency="JPY" office:value="5722.906846995">
            <text:p>￥5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162882">
            <text:p>1.5616288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95">
            <text:p>￥51,195</text:p>
          </table:table-cell>
          <table:table-cell table:style-name="ce19" table:formula="of:=[.D6]*[.G6]" office:value-type="currency" office:currency="JPY" office:value="114458.1369399">
            <text:p>￥114,4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3572882">
            <text:p>2.23572882</text:p>
          </table:table-cell>
          <table:table-cell table:style-name="ce32" table:formula="of:=[.G6]*[.H$7]" office:value-type="float" office:value="0.111786441">
            <text:p>0.1118</text:p>
          </table:table-cell>
          <table:table-cell table:style-name="ce35" table:formula="of:=[.H6]*[.D6]" office:value-type="currency" office:currency="JPY" office:value="5722.906846995">
            <text:p>￥5,72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15.5855452423">
            <text:p>￥28,6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07.356429569">
            <text:p>￥114,70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0282">
            <text:p>30,2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0282">
            <text:p>￥30,2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0282">
            <text:p>30282</text:p>
          </table:table-cell>
          <table:table-cell table:style-name="ce28"/>
          <table:table-cell table:style-name="ce34" table:formula="of:=SUM([.I3:.I6])" office:value-type="currency" office:currency="JPY" office:value="5735.157559425">
            <text:p>￥5,73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531013">
            <text:p>1.55531013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450">
            <text:p>￥51,450</text:p>
          </table:table-cell>
          <table:table-cell table:style-name="ce19" table:formula="of:=[.D6]*[.G6]" office:value-type="currency" office:currency="JPY" office:value="114703.1511885">
            <text:p>￥114,70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941013">
            <text:p>2.22941013</text:p>
          </table:table-cell>
          <table:table-cell table:style-name="ce32" table:formula="of:=[.G6]*[.H$7]" office:value-type="float" office:value="0.1114705065">
            <text:p>0.1115</text:p>
          </table:table-cell>
          <table:table-cell table:style-name="ce35" table:formula="of:=[.H6]*[.D6]" office:value-type="currency" office:currency="JPY" office:value="5735.157559425">
            <text:p>￥5,73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76.8391073922">
            <text:p>￥28,6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5173.464845069">
            <text:p>￥115,17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4259">
            <text:p>24,2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4259">
            <text:p>￥24,2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4259">
            <text:p>24259</text:p>
          </table:table-cell>
          <table:table-cell table:style-name="ce28"/>
          <table:table-cell table:style-name="ce34" table:formula="of:=SUM([.I3:.I6])" office:value-type="currency" office:currency="JPY" office:value="5758.4629802">
            <text:p>￥5,75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924478">
            <text:p>1.5492447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0">
            <text:p>￥51,800</text:p>
          </table:table-cell>
          <table:table-cell table:style-name="ce19" table:formula="of:=[.D6]*[.G6]" office:value-type="currency" office:currency="JPY" office:value="115169.259604">
            <text:p>￥115,16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334478">
            <text:p>2.22334478</text:p>
          </table:table-cell>
          <table:table-cell table:style-name="ce32" table:formula="of:=[.G6]*[.H$7]" office:value-type="float" office:value="0.111167239">
            <text:p>0.1112</text:p>
          </table:table-cell>
          <table:table-cell table:style-name="ce35" table:formula="of:=[.H6]*[.D6]" office:value-type="currency" office:currency="JPY" office:value="5758.4629802">
            <text:p>￥5,75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93.3662112672">
            <text:p>￥28,7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7207.971785869">
            <text:p>￥117,20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79">
            <text:p>12,17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179">
            <text:p>￥12,1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79">
            <text:p>12179</text:p>
          </table:table-cell>
          <table:table-cell table:style-name="ce28"/>
          <table:table-cell table:style-name="ce34" table:formula="of:=SUM([.I3:.I6])" office:value-type="currency" office:currency="JPY" office:value="5860.18832724">
            <text:p>￥5,8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499936">
            <text:p>1.53499936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055">
            <text:p>￥53,055</text:p>
          </table:table-cell>
          <table:table-cell table:style-name="ce19" table:formula="of:=[.D6]*[.G6]" office:value-type="currency" office:currency="JPY" office:value="117203.7665448">
            <text:p>￥117,2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909936">
            <text:p>2.20909936</text:p>
          </table:table-cell>
          <table:table-cell table:style-name="ce32" table:formula="of:=[.G6]*[.H$7]" office:value-type="float" office:value="0.110454968">
            <text:p>0.1105</text:p>
          </table:table-cell>
          <table:table-cell table:style-name="ce35" table:formula="of:=[.H6]*[.D6]" office:value-type="currency" office:currency="JPY" office:value="5860.18832724">
            <text:p>￥5,860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301.9929464672">
            <text:p>￥29,30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641.301983319">
            <text:p>￥114,64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15">
            <text:p>6,01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015">
            <text:p>￥6,01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15">
            <text:p>6015</text:p>
          </table:table-cell>
          <table:table-cell table:style-name="ce28"/>
          <table:table-cell table:style-name="ce34" table:formula="of:=SUM([.I3:.I6])" office:value-type="currency" office:currency="JPY" office:value="5731.8548371125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067155">
            <text:p>1.530671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995">
            <text:p>￥51,995</text:p>
          </table:table-cell>
          <table:table-cell table:style-name="ce19" table:formula="of:=[.D6]*[.G6]" office:value-type="currency" office:currency="JPY" office:value="114637.09674225">
            <text:p>￥114,63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477155">
            <text:p>2.20477155</text:p>
          </table:table-cell>
          <table:table-cell table:style-name="ce32" table:formula="of:=[.G6]*[.H$7]" office:value-type="float" office:value="0.1102385775">
            <text:p>0.1102</text:p>
          </table:table-cell>
          <table:table-cell table:style-name="ce35" table:formula="of:=[.H6]*[.D6]" office:value-type="currency" office:currency="JPY" office:value="5731.8548371125">
            <text:p>￥5,731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60.3254958298">
            <text:p>￥28,66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857.765766069">
            <text:p>￥114,85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59">
            <text:p>167,1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7159">
            <text:p>￥167,1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59">
            <text:p>167159</text:p>
          </table:table-cell>
          <table:table-cell table:style-name="ce28"/>
          <table:table-cell table:style-name="ce34" table:formula="of:=SUM([.I3:.I6])" office:value-type="currency" office:currency="JPY" office:value="5742.67802625">
            <text:p>￥5,74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859875">
            <text:p>1.5185987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2380">
            <text:p>￥52,380</text:p>
          </table:table-cell>
          <table:table-cell table:style-name="ce19" table:formula="of:=[.D6]*[.G6]" office:value-type="currency" office:currency="JPY" office:value="114853.560525">
            <text:p>￥114,8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9269875">
            <text:p>2.19269875</text:p>
          </table:table-cell>
          <table:table-cell table:style-name="ce32" table:formula="of:=[.G6]*[.H$7]" office:value-type="float" office:value="0.1096349375">
            <text:p>0.1096</text:p>
          </table:table-cell>
          <table:table-cell table:style-name="ce35" table:formula="of:=[.H6]*[.D6]" office:value-type="currency" office:currency="JPY" office:value="5742.67802625">
            <text:p>￥5,742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14.4414415172">
            <text:p>￥28,7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3053.726393819">
            <text:p>￥113,0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125">
            <text:p>161,12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1125">
            <text:p>￥161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125">
            <text:p>161125</text:p>
          </table:table-cell>
          <table:table-cell table:style-name="ce28"/>
          <table:table-cell table:style-name="ce34" table:formula="of:=SUM([.I3:.I6])" office:value-type="currency" office:currency="JPY" office:value="5652.4760576375">
            <text:p>￥5,65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811255">
            <text:p>1.508112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5">
            <text:p>￥51,805</text:p>
          </table:table-cell>
          <table:table-cell table:style-name="ce19" table:formula="of:=[.D6]*[.G6]" office:value-type="currency" office:currency="JPY" office:value="113049.52115275">
            <text:p>￥113,0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8221255">
            <text:p>2.18221255</text:p>
          </table:table-cell>
          <table:table-cell table:style-name="ce32" table:formula="of:=[.G6]*[.H$7]" office:value-type="float" office:value="0.1091106275">
            <text:p>0.1091</text:p>
          </table:table-cell>
          <table:table-cell table:style-name="ce35" table:formula="of:=[.H6]*[.D6]" office:value-type="currency" office:currency="JPY" office:value="5652.4760576375">
            <text:p>￥5,65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263.4315984548">
            <text:p>￥28,2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2750.822970319">
            <text:p>￥112,75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5189">
            <text:p>155,1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5189">
            <text:p>￥155,1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5189">
            <text:p>155189</text:p>
          </table:table-cell>
          <table:table-cell table:style-name="ce28"/>
          <table:table-cell table:style-name="ce34" table:formula="of:=SUM([.I3:.I6])" office:value-type="currency" office:currency="JPY" office:value="5637.3308864625">
            <text:p>￥5,6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9849115">
            <text:p>1.4984911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95">
            <text:p>￥51,895</text:p>
          </table:table-cell>
          <table:table-cell table:style-name="ce19" table:formula="of:=[.D6]*[.G6]" office:value-type="currency" office:currency="JPY" office:value="112746.61772925">
            <text:p>￥112,74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7259115">
            <text:p>2.17259115</text:p>
          </table:table-cell>
          <table:table-cell table:style-name="ce32" table:formula="of:=[.G6]*[.H$7]" office:value-type="float" office:value="0.1086295575">
            <text:p>0.1086</text:p>
          </table:table-cell>
          <table:table-cell table:style-name="ce35" table:formula="of:=[.H6]*[.D6]" office:value-type="currency" office:currency="JPY" office:value="5637.3308864625">
            <text:p>￥5,637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187.7057425798">
            <text:p>￥28,18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56.148102319">
            <text:p>￥110,3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272">
            <text:p>149,2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272">
            <text:p>￥149,2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272">
            <text:p>149272</text:p>
          </table:table-cell>
          <table:table-cell table:style-name="ce28"/>
          <table:table-cell table:style-name="ce34" table:formula="of:=SUM([.I3:.I6])" office:value-type="currency" office:currency="JPY" office:value="5517.5971430625">
            <text:p>￥5,5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8437321">
            <text:p>1.4843732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25">
            <text:p>￥51,125</text:p>
          </table:table-cell>
          <table:table-cell table:style-name="ce19" table:formula="of:=[.D6]*[.G6]" office:value-type="currency" office:currency="JPY" office:value="110351.94286125">
            <text:p>￥110,35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5847321">
            <text:p>2.15847321</text:p>
          </table:table-cell>
          <table:table-cell table:style-name="ce32" table:formula="of:=[.G6]*[.H$7]" office:value-type="float" office:value="0.1079236605">
            <text:p>0.1079</text:p>
          </table:table-cell>
          <table:table-cell table:style-name="ce35" table:formula="of:=[.H6]*[.D6]" office:value-type="currency" office:currency="JPY" office:value="5517.5971430625">
            <text:p>￥5,517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89.0370255797">
            <text:p>￥27,5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2018/08/27</text:date>, <text:time>23:04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8-27T23:04:52</dc:date>
    <dc:creator>鈴木 豊樹</dc:creator>
    <meta:editing-duration>PT5H49M23S</meta:editing-duration>
    <meta:editing-cycles>61</meta:editing-cycles>
    <meta:generator>OpenOffice/4.1.5$Unix OpenOffice.org_project/415m1$Build-9789</meta:generator>
    <meta:document-statistic meta:table-count="51" meta:cell-count="3425" meta:object-count="0"/>
  </office:meta>
</office:document-meta>
</file>